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language="none" fo:country="none" style:language-asian="none" style:country-asian="non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ar Mass (M_sun)</text:p>
          </table:table-cell>
          <table:table-cell office:value-type="string" calcext:value-type="string">
            <text:p>Planet Mass (m_earth)</text:p>
          </table:table-cell>
          <table:table-cell office:value-type="string" calcext:value-type="string">
            <text:p>Planet SMA (AU)</text:p>
          </table:table-cell>
          <table:table-cell table:style-name="Default" office:value-type="string" calcext:value-type="string">
            <text:p>K (m/s)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0.387098" calcext:value-type="float">
            <text:p>0.387098</text:p>
          </table:table-cell>
          <table:table-cell table:formula="of:=SQRT(([.C2]*398600400000000)^2/(([.C2]*398600400000000+[.B2]*1.3271244E+020)*[.D2]*149597870700))" office:value-type="float" office:value="0.00790808624474597" calcext:value-type="float">
            <text:p>0.007908086244746</text:p>
          </table:table-cell>
        </table:table-row>
        <table:table-row table:style-name="ro1">
          <table:table-cell office:value-type="string" calcext:value-type="string">
            <text:p>Venus</text:p>
          </table:table-cell>
          <table:table-cell office:value-type="float" office:value="1" calcext:value-type="float">
            <text:p>1</text:p>
          </table:table-cell>
          <table:table-cell office:value-type="float" office:value="0.815" calcext:value-type="float">
            <text:p>0.815</text:p>
          </table:table-cell>
          <table:table-cell office:value-type="float" office:value="0.723332" calcext:value-type="float">
            <text:p>0.723332</text:p>
          </table:table-cell>
          <table:table-cell table:formula="of:=SQRT(([.C3]*398600400000000)^2/(([.C3]*398600400000000+[.B3]*1.3271244E+020)*[.D3]*149597870700))" office:value-type="float" office:value="0.0857249903813294" calcext:value-type="float">
            <text:p>0.085724990381329</text:p>
          </table:table-cell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QRT(([.C4]*398600400000000)^2/(([.C4]*398600400000000+[.B4]*1.3271244E+020)*[.D4]*149597870700))" office:value-type="float" office:value="0.0894578703264584" calcext:value-type="float">
            <text:p>0.089457870326459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" calcext:value-type="float">
            <text:p>1</text:p>
          </table:table-cell>
          <table:table-cell table:formula="of:=1/81" office:value-type="float" office:value="0.0123456790123457" calcext:value-type="float">
            <text:p>0.012345679012346</text:p>
          </table:table-cell>
          <table:table-cell office:value-type="float" office:value="1" calcext:value-type="float">
            <text:p>1</text:p>
          </table:table-cell>
          <table:table-cell table:formula="of:=SQRT(([.C5]*398600400000000)^2/(([.C5]*398600400000000+[.B5]*1.3271244E+020)*[.D5]*149597870700))" office:value-type="float" office:value="0.00110441979025533" calcext:value-type="float">
            <text:p>0.001104419790255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1.52" calcext:value-type="float">
            <text:p>1.52</text:p>
          </table:table-cell>
          <table:table-cell table:formula="of:=SQRT(([.C6]*398600400000000)^2/(([.C6]*398600400000000+[.B6]*1.3271244E+020)*[.D6]*149597870700))" office:value-type="float" office:value="0.00798160123843551" calcext:value-type="float">
            <text:p>0.007981601238436</text:p>
          </table:table-cell>
        </table:table-row>
        <table:table-row table:style-name="ro1">
          <table:table-cell office:value-type="string" calcext:value-type="string">
            <text:p>Ceres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15" calcext:value-type="float">
            <text:p>1.50E-04</text:p>
          </table:table-cell>
          <table:table-cell office:value-type="float" office:value="2.7675" calcext:value-type="float">
            <text:p>2.7675</text:p>
          </table:table-cell>
          <table:table-cell table:formula="of:=SQRT(([.C7]*398600400000000)^2/(([.C7]*398600400000000+[.B7]*1.3271244E+020)*[.D7]*149597870700))" office:value-type="float" office:value="0.00000806615663700192" calcext:value-type="float">
            <text:p>8.06615663700192E-06</text:p>
          </table:table-cell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1" calcext:value-type="float">
            <text:p>1</text:p>
          </table:table-cell>
          <table:table-cell table:formula="of:=1.2668653E+017/398600400000000" office:value-type="float" office:value="317.828406594675" calcext:value-type="float">
            <text:p>317.828406594675</text:p>
          </table:table-cell>
          <table:table-cell office:value-type="float" office:value="5.2" calcext:value-type="float">
            <text:p>5.2</text:p>
          </table:table-cell>
          <table:table-cell table:formula="of:=SQRT(([.C8]*398600400000000)^2/(([.C8]*398600400000000+[.B8]*1.3271244E+020)*[.D8]*149597870700))" office:value-type="float" office:value="12.4624393366257" calcext:value-type="float">
            <text:p>12.4624393366257</text:p>
          </table:table-cell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1" calcext:value-type="float">
            <text:p>1</text:p>
          </table:table-cell>
          <table:table-cell table:formula="of:=[.C8]*0.3" office:value-type="float" office:value="95.3485219784024" calcext:value-type="float">
            <text:p>95.3485219784024</text:p>
          </table:table-cell>
          <table:table-cell office:value-type="float" office:value="9.5826" calcext:value-type="float">
            <text:p>9.5826</text:p>
          </table:table-cell>
          <table:table-cell table:formula="of:=SQRT(([.C9]*398600400000000)^2/(([.C9]*398600400000000+[.B9]*1.3271244E+020)*[.D9]*149597870700))" office:value-type="float" office:value="2.75504892186577" calcext:value-type="float">
            <text:p>2.75504892186577</text:p>
          </table:table-cell>
        </table:table-row>
        <table:table-row table:style-name="ro1">
          <table:table-cell office:value-type="string" calcext:value-type="string">
            <text:p>Uranus</text:p>
          </table:table-cell>
          <table:table-cell office:value-type="float" office:value="1" calcext:value-type="float">
            <text:p>1</text:p>
          </table:table-cell>
          <table:table-cell office:value-type="float" office:value="14.536" calcext:value-type="float">
            <text:p>14.536</text:p>
          </table:table-cell>
          <table:table-cell office:value-type="float" office:value="19.2184" calcext:value-type="float">
            <text:p>19.2184</text:p>
          </table:table-cell>
          <table:table-cell table:formula="of:=SQRT(([.C10]*398600400000000)^2/(([.C10]*398600400000000+[.B10]*1.3271244E+020)*[.D10]*149597870700))" office:value-type="float" office:value="0.296616992512605" calcext:value-type="float">
            <text:p>0.296616992512605</text:p>
          </table:table-cell>
        </table:table-row>
        <table:table-row table:style-name="ro1">
          <table:table-cell office:value-type="string" calcext:value-type="string">
            <text:p>Neptune</text:p>
          </table:table-cell>
          <table:table-cell office:value-type="float" office:value="1" calcext:value-type="float">
            <text:p>1</text:p>
          </table:table-cell>
          <table:table-cell office:value-type="float" office:value="17.147" calcext:value-type="float">
            <text:p>17.147</text:p>
          </table:table-cell>
          <table:table-cell office:value-type="float" office:value="30.11" calcext:value-type="float">
            <text:p>30.11</text:p>
          </table:table-cell>
          <table:table-cell table:formula="of:=SQRT(([.C11]*398600400000000)^2/(([.C11]*398600400000000+[.B11]*1.3271244E+020)*[.D11]*149597870700))" office:value-type="float" office:value="0.279537961805653" calcext:value-type="float">
            <text:p>0.279537961805653</text:p>
          </table:table-cell>
        </table:table-row>
        <table:table-row table:style-name="ro1">
          <table:table-cell office:value-type="string" calcext:value-type="string">
            <text:p>Pluto</text:p>
          </table:table-cell>
          <table:table-cell office:value-type="float" office:value="1" calcext:value-type="float">
            <text:p>1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39.48" calcext:value-type="float">
            <text:p>39.48</text:p>
          </table:table-cell>
          <table:table-cell table:formula="of:=SQRT(([.C12]*398600400000000)^2/(([.C12]*398600400000000+[.B12]*1.3271244E+020)*[.D12]*149597870700))" office:value-type="float" office:value="0.0000310375282130826" calcext:value-type="float">
            <text:p>3.10375282130826E-05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51 Peg</text:p>
          </table:table-cell>
          <table:table-cell office:value-type="float" office:value="1.11" calcext:value-type="float">
            <text:p>1.11</text:p>
          </table:table-cell>
          <table:table-cell table:formula="of:=0.472*[.C8]" office:value-type="float" office:value="150.015007912687" calcext:value-type="float">
            <text:p>150.015007912687</text:p>
          </table:table-cell>
          <table:table-cell office:value-type="float" office:value="0.0527" calcext:value-type="float">
            <text:p>0.0527</text:p>
          </table:table-cell>
          <table:table-cell table:formula="of:=SQRT(([.C14]*398600400000000)^2/(([.C14]*398600400000000+[.B14]*1.3271244E+020)*[.D14]*149597870700))" office:value-type="float" office:value="55.4752149157399" calcext:value-type="float">
            <text:p>55.4752149157399</text:p>
          </table:table-cell>
        </table:table-row>
        <table:table-row table:style-name="ro1">
          <table:table-cell office:value-type="string" calcext:value-type="string">
            <text:p>WASP-18</text:p>
          </table:table-cell>
          <table:table-cell office:value-type="float" office:value="1.25" calcext:value-type="float">
            <text:p>1.25</text:p>
          </table:table-cell>
          <table:table-cell table:formula="of:=[.C8]*10.3" office:value-type="float" office:value="3273.63258792515" calcext:value-type="float">
            <text:p>3273.63258792515</text:p>
          </table:table-cell>
          <table:table-cell office:value-type="float" office:value="0.02026" calcext:value-type="float">
            <text:p>0.02026</text:p>
          </table:table-cell>
          <table:table-cell table:formula="of:=SQRT(([.C15]*398600400000000)^2/(([.C15]*398600400000000+[.B15]*1.3271244E+020)*[.D15]*149597870700))" office:value-type="float" office:value="1833.04467205497" calcext:value-type="float">
            <text:p>1833.04467205497</text:p>
          </table:table-cell>
        </table:table-row>
        <table:table-row table:style-name="ro1">
          <table:table-cell office:value-type="string" calcext:value-type="string">
            <text:p>WASP-21</text:p>
          </table:table-cell>
          <table:table-cell office:value-type="float" office:value="0.89" calcext:value-type="float">
            <text:p>0.89</text:p>
          </table:table-cell>
          <table:table-cell office:value-type="float" office:value="88" calcext:value-type="float">
            <text:p>88</text:p>
          </table:table-cell>
          <table:table-cell office:value-type="float" office:value="0.0499" calcext:value-type="float">
            <text:p>0.0499</text:p>
          </table:table-cell>
          <table:table-cell table:formula="of:=SQRT(([.C16]*398600400000000)^2/(([.C16]*398600400000000+[.B16]*1.3271244E+020)*[.D16]*149597870700))" office:value-type="float" office:value="37.3501306758105" calcext:value-type="float">
            <text:p>37.35013067581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x Cen b</text:p>
          </table:table-cell>
          <table:table-cell office:value-type="float" office:value="0.1221" calcext:value-type="float">
            <text:p>0.1221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table:formula="of:=SQRT(([.C18]*398600400000000)^2/(([.C18]*398600400000000+[.B18]*1.3271244E+020)*[.D18]*149597870700))" office:value-type="float" office:value="1.48837642163568" calcext:value-type="float">
            <text:p>1.48837642163568</text:p>
          </table:table-cell>
        </table:table-row>
        <table:table-row table:style-name="ro1">
          <table:table-cell office:value-type="string" calcext:value-type="string">
            <text:p>Alpha Cen Bb</text:p>
          </table:table-cell>
          <table:table-cell office:value-type="float" office:value="0.934" calcext:value-type="float">
            <text:p>0.934</text:p>
          </table:table-cell>
          <table:table-cell office:value-type="float" office:value="1.1" calcext:value-type="float">
            <text:p>1.1</text:p>
          </table:table-cell>
          <table:table-cell office:value-type="float" office:value="0.04" calcext:value-type="float">
            <text:p>0.04</text:p>
          </table:table-cell>
          <table:table-cell table:formula="of:=SQRT(([.C19]*398600400000000)^2/(([.C19]*398600400000000+[.B19]*1.3271244E+020)*[.D19]*149597870700))" office:value-type="float" office:value="0.509105384600494" calcext:value-type="float">
            <text:p>0.509105384600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 style:data-style-name="N2" text:time-value="13:42:44.717031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3:43:40.111917095</meta:creation-date>
    <meta:editing-duration>PT1M40S</meta:editing-duration>
    <meta:editing-cycles>2</meta:editing-cycles>
    <meta:generator>LibreOffice/5.4.3.2$MacOSX_X86_64 LibreOffice_project/92a7159f7e4af62137622921e809f8546db437e5</meta:generator>
    <dc:date>2018-07-23T13:44:24.973183669</dc:date>
    <meta:document-statistic meta:table-count="1" meta:cell-count="85" meta:object-count="0"/>
  </office:meta>
</office:document-meta>
</file>